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objectwithoutfill">
      <style:graphic-properties draw:stroke="dash" draw:stroke-dash="Fine_20_Dashed_20__28_var_29_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0.95cm" svg:y="4.249cm">
          <text:p text:style-name="P1"><text:span text:style-name="T1">op_s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5cm" svg:y1="6.2cm" svg:x2="18.2cm" svg:y2="6.2cm">
          <text:p/>
        </draw:line>
        <draw:line draw:style-name="gr2" draw:text-style-name="P1" draw:layer="layout" svg:x1="5.9cm" svg:y1="6cm" svg:x2="10.9cm" svg:y2="6.1cm">
          <text:p/>
        </draw:line>
        <draw:frame draw:style-name="gr3" draw:text-style-name="P3" draw:layer="layout" svg:width="9.1cm" svg:height="1.45cm" svg:x="17.9cm" svg:y="5.603cm">
          <draw:text-box>
            <text:p text:style-name="P3"><text:span text:style-name="T2"><text:s/></text:span><text:span text:style-name="T2">result =</text:span></text:p>
            <text:p text:style-name="P3"><text:span text:style-name="T2"><text:s/></text:span><text:span text:style-name="T2">[ 0.09003057 <text:s/>0.24472848 <text:s/>0.66524094]</text:span></text:p>
          </draw:text-box>
        </draw:frame>
        <draw:custom-shape draw:style-name="gr1" draw:text-style-name="P2" draw:layer="layout" svg:width="4.7cm" svg:height="3.7cm" svg:x="1.1cm" svg:y="4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5cm" svg:y1="9.3cm" svg:x2="14.1cm" svg:y2="7.5cm">
          <text:p/>
        </draw:line>
        <draw:frame draw:style-name="gr5" draw:text-style-name="P4" draw:layer="layout" svg:width="4.7cm" svg:height="1.25cm" svg:x="15.2cm" svg:y="9.3cm">
          <draw:text-box>
            <text:p><text:span text:style-name="T3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kaoPGothic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TakaoPGothic" style:font-family-generic="roman" style:font-pitch="variable" fo:font-size="18pt" fo:font-style="normal" fo:text-shadow="none" style:text-underline-style="none" fo:font-weight="normal" style:letter-kerning="true" style:font-family-asian="TakaoPGothic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kai </meta:initial-creator>
    <meta:creation-date>2016-11-19T18:10:25</meta:creation-date>
    <dc:date>2016-11-21T19:10:25</dc:date>
    <dc:creator>tokai </dc:creator>
    <meta:editing-duration>PT5M40S</meta:editing-duration>
    <meta:editing-cycles>16</meta:editing-cycles>
    <meta:generator>LibreOffice/3.5$Linux_x86 LibreOffice_project/350m1$Build-2</meta:generator>
    <meta:document-statistic meta:object-count="7"/>
  </office:meta>
</office:document-meta>
</file>